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0e10" officeooo:paragraph-rsid="000f0e10"/>
    </style:style>
    <style:style style:name="P2" style:family="paragraph" style:parent-style-name="Standard" style:list-style-name="L1">
      <style:text-properties officeooo:rsid="000f0e10" officeooo:paragraph-rsid="000f0e10"/>
    </style:style>
    <style:style style:name="P3" style:family="paragraph" style:parent-style-name="Standard">
      <style:text-properties fo:language="es" fo:country="ES" officeooo:rsid="000f0e10" officeooo:paragraph-rsid="000f0e10"/>
    </style:style>
    <style:style style:name="P4" style:family="paragraph" style:parent-style-name="Standard">
      <style:text-properties fo:language="es" fo:country="ES" officeooo:rsid="000f82ec" officeooo:paragraph-rsid="000f0e10"/>
    </style:style>
    <style:style style:name="P5" style:family="paragraph" style:parent-style-name="Standard">
      <style:text-properties fo:language="es" fo:country="ES" officeooo:rsid="000f82ec" officeooo:paragraph-rsid="000f82ec"/>
    </style:style>
    <style:style style:name="P6" style:family="paragraph" style:parent-style-name="Standard">
      <style:text-properties officeooo:rsid="000f0e10" officeooo:paragraph-rsid="000f82ec"/>
    </style:style>
    <style:style style:name="P7" style:family="paragraph" style:parent-style-name="Standard">
      <style:text-properties fo:language="es" fo:country="ES" officeooo:rsid="000f0e10" officeooo:paragraph-rsid="000f82ec"/>
    </style:style>
    <style:style style:name="P8" style:family="paragraph" style:parent-style-name="Standard">
      <style:text-properties fo:language="es" fo:country="ES" officeooo:rsid="0010036f" officeooo:paragraph-rsid="0010036f"/>
    </style:style>
    <style:style style:name="P9" style:family="paragraph" style:parent-style-name="Standard" style:list-style-name="L2">
      <style:text-properties fo:language="es" fo:country="ES" officeooo:rsid="0010036f" officeooo:paragraph-rsid="0010036f"/>
    </style:style>
    <style:style style:name="P10" style:family="paragraph" style:parent-style-name="Standard">
      <style:text-properties fo:language="es" fo:country="ES" officeooo:rsid="0010a023" officeooo:paragraph-rsid="0010a023"/>
    </style:style>
    <style:style style:name="P11" style:family="paragraph" style:parent-style-name="Standard">
      <style:text-properties fo:language="es" fo:country="ES" officeooo:rsid="000f82ec" officeooo:paragraph-rsid="0010a023"/>
    </style:style>
    <style:style style:name="P12" style:family="paragraph" style:parent-style-name="Standard">
      <style:text-properties fo:language="es" fo:country="ES" officeooo:rsid="00116c1f" officeooo:paragraph-rsid="00116c1f"/>
    </style:style>
    <style:style style:name="P13" style:family="paragraph" style:parent-style-name="Standard">
      <style:text-properties fo:language="es" fo:country="ES" officeooo:rsid="0011d56b" officeooo:paragraph-rsid="0011d56b"/>
    </style:style>
    <style:style style:name="P14" style:family="paragraph" style:parent-style-name="Standard">
      <style:text-properties fo:color="#ff0000" loext:opacity="100%" fo:language="es" fo:country="ES" officeooo:rsid="00116c1f" officeooo:paragraph-rsid="00116c1f"/>
    </style:style>
    <style:style style:name="P15" style:family="paragraph" style:parent-style-name="Standard">
      <style:text-properties fo:language="es" fo:country="ES" officeooo:rsid="00116c1f" officeooo:paragraph-rsid="000f82ec"/>
    </style:style>
    <style:style style:name="T1" style:family="text">
      <style:text-properties fo:language="es" fo:country="ES" officeooo:rsid="0011d56b"/>
    </style:style>
    <style:style style:name="T2" style:family="text">
      <style:text-properties fo:language="es" fo:country="ES" officeooo:rsid="000f82ec"/>
    </style:style>
    <style:style style:name="T3" style:family="text">
      <style:text-properties fo:language="es" fo:country="ES"/>
    </style:style>
    <style:style style:name="T4" style:family="text">
      <style:text-properties officeooo:rsid="000f82ec"/>
    </style:style>
    <style:style style:name="T5" style:family="text">
      <style:text-properties officeooo:rsid="000f0e10"/>
    </style:style>
    <style:style style:name="T6" style:family="text">
      <style:text-properties officeooo:rsid="0010036f"/>
    </style:style>
    <style:style style:name="T7" style:family="text">
      <style:text-properties officeooo:rsid="0011d56b"/>
    </style:style>
    <style:style style:name="T8" style:family="text">
      <style:text-properties officeooo:rsid="0010a023"/>
    </style:style>
    <style:style style:name="T9" style:family="text">
      <style:text-properties officeooo:rsid="00116c1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torias:</text:p>
      <text:p text:style-name="P1"><text:tab/>-Registrarse.</text:p>
      <text:p text:style-name="P1"><text:tab/>-Iniciar sesion.</text:p>
      <text:p text:style-name="P1"><text:tab/>-Cerrar sesion.</text:p>
      <text:p text:style-name="P1"><text:tab/>-<text:span text:style-name="T1">Comprar.</text:span></text:p>
      <text:p text:style-name="P1"/>
      <text:p text:style-name="P1">ID: Registrarse</text:p>
      <text:p text:style-name="P1">Titulo: como usuario quiero registrarme para poder iniciar sesion en el sistema.</text:p>
      <text:p text:style-name="P1">Reglas de negocio: </text:p>
      <text:list text:style-name="L1">
        <text:list-item>
          <text:p text:style-name="P2">es necesario que las personas se registren ingresando nombre, apellido, mail (será utilizado como nombre de usuario por lo tanto debe ser único) y edad.</text:p>
        </text:list-item>
        <text:list-item>
          <text:p text:style-name="P2">Solo se permite que se registren al sitio personas mayores a 18 años.</text:p>
        </text:list-item>
      </text:list>
      <text:p text:style-name="P1"/>
      <text:p text:style-name="P1">Escenario 1: Registro exitoso.</text:p>
      <text:p text:style-name="P1"><text:tab/>-Dado el Usuario Juan Pérez con el mail <text:a xlink:type="simple" xlink:href="mailto:juanito22@gmail.com" text:style-name="Internet_20_link" text:visited-style-name="Visited_20_Internet_20_Link">juanito22@gmail.com</text:a> (<text:span text:style-name="T2">no registrado</text:span>) y 18 años de <text:tab/>edad.</text:p>
      <text:p text:style-name="P1"><text:tab/>-<text:span text:style-name="T3">Cuando el usuario ingres</text:span><text:span text:style-name="T2">a</text:span><text:span text:style-name="T3"> en Nombre Juan, Apellido Pérez, mail </text:span><text:a xlink:type="simple" xlink:href="mailto:juanito22@gmail.com" text:style-name="Internet_20_link" text:visited-style-name="Visited_20_Internet_20_Link"><text:span text:style-name="T3">juanito22@gmail.com</text:span></text:a><text:span text:style-name="T3">, <text:tab/>edad: 18 y presiona registrarme.</text:span></text:p>
      <text:p text:style-name="P3"><text:tab/>-Entonces el sistema informa “Registrado con éxito, te hemos enviado un correo con <text:tab/>información acerca del inicio de sesión” y envían un corre<text:span text:style-name="T4">o con la contrase</text:span><text:span text:style-name="T2">ña para el login.</text:span></text:p>
      <text:p text:style-name="P4"/>
      <text:p text:style-name="P5">Escenario 2: <text:span text:style-name="T3">Usuario menor de edad.</text:span></text:p>
      <text:p text:style-name="P6"><text:tab/>-Dado el Usuario Juan Pérez con el mail <text:a xlink:type="simple" xlink:href="mailto:juanito22@gmail.com" text:style-name="Internet_20_link" text:visited-style-name="Visited_20_Internet_20_Link">juanito22@gmail.com</text:a> (<text:span text:style-name="T2">no registrado</text:span>) y 1<text:span text:style-name="T2">6</text:span> años de <text:tab/>edad.</text:p>
      <text:p text:style-name="P6"><text:tab/>-<text:span text:style-name="T3">Cuando el usuario ingres</text:span><text:span text:style-name="T2">a</text:span><text:span text:style-name="T3"> en Nombre Juan, Apellido Pérez, mail </text:span><text:a xlink:type="simple" xlink:href="mailto:juanito22@gmail.com" text:style-name="Internet_20_link" text:visited-style-name="Visited_20_Internet_20_Link"><text:span text:style-name="T3">juanito22@gmail.com</text:span></text:a><text:span text:style-name="T3">, <text:tab/>edad: 1</text:span><text:span text:style-name="T2">6</text:span><text:span text:style-name="T3"> y presiona registrarme.</text:span></text:p>
      <text:p text:style-name="P7"><text:tab/>-<text:span text:style-name="T4">Entonces el sistema informa “&lt;Ley sobre la venta de bebidas alcohólicas a menores&gt;”.</text:span></text:p>
      <text:p text:style-name="P7"/>
      <text:p text:style-name="P5">Escenario 3: Mail ya registrado.</text:p>
      <text:p text:style-name="P6"><text:tab/>-Dado el Usuario Juan Pérez con el mail <text:a xlink:type="simple" xlink:href="mailto:juanito22@gmail.com" text:style-name="Internet_20_link" text:visited-style-name="Visited_20_Internet_20_Link">juanito22@gmail.com</text:a> (<text:span text:style-name="T2">registrado</text:span>) y 1<text:span text:style-name="T2">8</text:span> años de <text:tab/>edad.</text:p>
      <text:p text:style-name="P6"><text:tab/>-<text:span text:style-name="T3">Cuando el usuario ingres</text:span><text:span text:style-name="T2">a</text:span><text:span text:style-name="T3"> en Nombre Juan, Apellido Pérez, mail </text:span><text:a xlink:type="simple" xlink:href="mailto:juanito22@gmail.com" text:style-name="Internet_20_link" text:visited-style-name="Visited_20_Internet_20_Link"><text:span text:style-name="T3">juanito22@gmail.com</text:span></text:a><text:span text:style-name="T3">, <text:tab/>edad: 1</text:span><text:span text:style-name="T2">8</text:span><text:span text:style-name="T3"> y presiona registrarme.</text:span></text:p>
      <text:p text:style-name="P7"><text:tab/>-<text:span text:style-name="T4">Entonces el sistema informa “Mail ya registrado en el sistema”.</text:span></text:p>
      <text:p text:style-name="P7"/>
      <text:p text:style-name="P7"/>
      <text:p text:style-name="P5">ID: Inicio de sesión.</text:p>
      <text:p text:style-name="P5">Titulo: como usuario quiero iniciar sesión para poder ingresar al sistema.</text:p>
      <text:p text:style-name="P5">Reglas de negocio: no hay??</text:p>
      <text:p text:style-name="P5"/>
      <text:p text:style-name="P5">Escenario 1: Inicio de sesión exitoso.</text:p>
      <text:p text:style-name="P5"><text:tab/>-Dado el usuario con acceso a la app, <text:s/>el Mail <text:span text:style-name="T5"><text:s/></text:span><text:a xlink:type="simple" xlink:href="mailto:juanito22@gmail.com" text:style-name="Internet_20_link" text:visited-style-name="Visited_20_Internet_20_Link"><text:span text:style-name="T5">juanito22@gmail.com</text:span></text:a><text:span text:style-name="T5"> (</text:span>registrado<text:span text:style-name="T5">) </text:span>con la <text:tab/>contraseña 222 asignada por el sistema.</text:p>
      <text:p text:style-name="P5"><text:tab/>-Cuando el usuario ingresa <text:span text:style-name="T5"><text:s/></text:span><text:a xlink:type="simple" xlink:href="mailto:juanito22@gmail.com" text:style-name="Internet_20_link" text:visited-style-name="Visited_20_Internet_20_Link"><text:span text:style-name="T5">juanito22@gmail.com</text:span></text:a><text:span text:style-name="T5"> </text:span>y la contraseña 222.</text:p>
      <text:p text:style-name="P5"><text:tab/>-El sistema lo redirige al listado de bebidas.</text:p>
      <text:p text:style-name="P5"/>
      <text:p text:style-name="P5">Escenario 2: Contrase<text:span text:style-name="T3">ña invalida.</text:span></text:p>
      <text:p text:style-name="P5"><text:tab/>-Dado el usuario con acceso a la app, <text:s/>el Mail <text:span text:style-name="T5"><text:s/></text:span><text:a xlink:type="simple" xlink:href="mailto:juanito22@gmail.com" text:style-name="Internet_20_link" text:visited-style-name="Visited_20_Internet_20_Link"><text:span text:style-name="T5">juanito22@gmail.com</text:span></text:a><text:span text:style-name="T5"> (</text:span>registrado<text:span text:style-name="T5">) </text:span>con la <text:tab/>contraseña 222<text:span text:style-name="T3"> NO </text:span>asignada por el sistema.</text:p>
      <text:p text:style-name="P5"><text:tab/>-<text:span text:style-name="T3">Cuando el usu</text:span>ario ingresa <text:span text:style-name="T5"><text:s/></text:span><text:a xlink:type="simple" xlink:href="mailto:juanito22@gmail.com" text:style-name="Internet_20_link" text:visited-style-name="Visited_20_Internet_20_Link"><text:span text:style-name="T5">juanito22@gmail.com</text:span></text:a><text:span text:style-name="T5"> </text:span>y la contraseña 222.</text:p>
      <text:p text:style-name="P5"><text:tab/>-<text:span text:style-name="T3">Entonces el sistema informa “contraseña Incorrecta”.</text:span></text:p>
      <text:p text:style-name="P5"/>
      <text:p text:style-name="P5"><text:soft-page-break/></text:p>
      <text:p text:style-name="P5"/>
      <text:p text:style-name="P5">Escenario 3: Mail no registrado.</text:p>
      <text:p text:style-name="P5">-Dado el usuario con acceso a la app, el Mail <text:span text:style-name="T5"><text:s/></text:span><text:a xlink:type="simple" xlink:href="mailto:juanito22@gmail.com" text:style-name="Internet_20_link" text:visited-style-name="Visited_20_Internet_20_Link"><text:span text:style-name="T5">juanito22@gmail.com</text:span></text:a><text:span text:style-name="T5"> </text:span>no registrado.</text:p>
      <text:p text:style-name="P5">-<text:span text:style-name="T3">Cuando el usu</text:span>ario ingresa <text:span text:style-name="T5"><text:s/></text:span><text:a xlink:type="simple" xlink:href="mailto:juanito22@gmail.com" text:style-name="Internet_20_link" text:visited-style-name="Visited_20_Internet_20_Link"><text:span text:style-name="T5">juanito22@gmail.com</text:span></text:a><text:span text:style-name="T5"> </text:span>y la contraseña 222.</text:p>
      <text:p text:style-name="P5">-Entonces el sistema informa “Mail no encontrado”.</text:p>
      <text:p text:style-name="P5"/>
      <text:p text:style-name="P8">ID: Cerrar sesión.</text:p>
      <text:p text:style-name="P8">Titulo: Como usuario quiero cerrar sesión para resguardar mis datos.</text:p>
      <text:p text:style-name="P8">Reglas de negocio: no hay</text:p>
      <text:p text:style-name="P5"><text:tab/>-<text:span text:style-name="T6">Dado el usuario Manolo ya registrado en el sistema.</text:span></text:p>
      <text:p text:style-name="P5"><text:tab/>-<text:span text:style-name="T6">Cuando Manolo presiona “Cerrar sesión”.</text:span></text:p>
      <text:p text:style-name="P5"><text:tab/>-<text:span text:style-name="T6">El sistema informa “Sesión cerrada correctamente”.</text:span></text:p>
      <text:p text:style-name="P5"/>
      <text:p text:style-name="P8">ID: <text:span text:style-name="T7">Compra Estandard</text:span>.</text:p>
      <text:p text:style-name="P8">Titulo: como usuario quiero <text:span text:style-name="T8">aplicar descuentos para </text:span>.</text:p>
      <text:p text:style-name="P8">Reglas de negocio:</text:p>
      <text:list text:style-name="L2">
        <text:list-item>
          <text:p text:style-name="P9"><text:span text:style-name="T8">S</text:span>i el usuario seleccionó productos por un monto superior a los $4500 se le hace un 10% de descuento.</text:p>
        </text:list-item>
        <text:list-item>
          <text:p text:style-name="P9"><text:span text:style-name="T8">S</text:span>i el usuario es premium se le hace un descuento del 20% y se informa en pantalla el total menos el 20%. </text:p>
        </text:list-item>
        <text:list-item>
          <text:p text:style-name="P9">el usuario debe iniciar sesión.</text:p>
        </text:list-item>
      </text:list>
      <text:p text:style-name="P8"/>
      <text:p text:style-name="P8">Escenario 1: <text:span text:style-name="T9">Aplicar descuento de usuario estandard.</text:span></text:p>
      <text:p text:style-name="P8"><text:tab/>-Dado un usuario logeado, 1 Blue Label disponible a <text:span text:style-name="T8">$9000.</text:span></text:p>
      <text:p text:style-name="P8"><text:tab/>-Cuando el usuario selecciona 1 Blue Label.</text:p>
      <text:p text:style-name="P8"><text:tab/>-E<text:span text:style-name="T8">ntonces e</text:span>l sistema <text:span text:style-name="T8">aplica el descuento por monto e informa “$8100”.</text:span></text:p>
      <text:p text:style-name="P8"/>
      <text:p text:style-name="P10">Escenario2: <text:span text:style-name="T7">Compra a</text:span><text:span text:style-name="T9">plica descuento de usuario premium.</text:span></text:p>
      <text:p text:style-name="P10"><text:tab/>-Dado un <text:span text:style-name="T6">usuario </text:span>premium<text:span text:style-name="T6"> logeado, 1 Blue Label disponible a </text:span>$9000<text:span text:style-name="T6">.</text:span></text:p>
      <text:p text:style-name="P10"><text:tab/>- <text:span text:style-name="T6">Cuando el usuario </text:span>premium<text:span text:style-name="T6"> selecciona 1 Blue Label.</text:span></text:p>
      <text:p text:style-name="P11"><text:tab/><text:span text:style-name="T6">-E</text:span><text:span text:style-name="T8">ntonces e</text:span><text:span text:style-name="T6">l sistema </text:span><text:span text:style-name="T8">aplica el descuento por monto y por usuario premium e informa <text:tab/>“$6300”.</text:span></text:p>
      <text:p text:style-name="P11"/>
      <text:p text:style-name="P12">Escenario 3: <text:span text:style-name="T7">Compra n</text:span>o aplica descuentos por monto en usuario estandard.</text:p>
      <text:p text:style-name="P12"><text:tab/>-Dado un usuario logeado y un Manojo de uva disponible a $500.</text:p>
      <text:p text:style-name="P12"><text:tab/>-Cuando el usuario selecciona 1 Manojo de uva.</text:p>
      <text:p text:style-name="P12"><text:tab/>-El sistema informa “$500’.</text:p>
      <text:p text:style-name="P12"/>
      <text:p text:style-name="P12">Escenario 4: <text:span text:style-name="T7">Compra</text:span> <text:span text:style-name="T7">n</text:span>o aplica descuentos por monto en usuario Premium.</text:p>
      <text:p text:style-name="P12"><text:tab/>-Dado un usuario premium logeado y un Manojo de uva disponible a $500.</text:p>
      <text:p text:style-name="P12"><text:tab/>-Cuando el usuario premium selecciona 1 Manojo de uva.</text:p>
      <text:p text:style-name="P12"><text:tab/>-El sistema calcula el 20% por usuario Premium e informa “$400”.</text:p>
      <text:p text:style-name="P12"/>
      <text:p text:style-name="P13">Escenario 5: No compra por falta de stock.</text:p>
      <text:p text:style-name="P13"><text:tab/>-Dado un usuario logeado y un Smirnoff no disponible a $4500.</text:p>
      <text:p text:style-name="P13"><text:tab/>-Cuando el usuario selecciona 1 Smirnoff.</text:p>
      <text:p text:style-name="P13"><text:tab/>-El sistema informa “Sin stock”.</text:p>
      <text:p text:style-name="P13"/>
      <text:p text:style-name="P13"/>
      <text:p text:style-name="P13"/>
      <text:p text:style-name="P13"/>
      <text:p text:style-name="P13"><text:soft-page-break/>Escenario 5: Usuario no logeado.</text:p>
      <text:p text:style-name="P13"><text:tab/>-Dado un usuario no logeado y un Smirnoff no disponible a $4500.</text:p>
      <text:p text:style-name="P13"><text:tab/>-Cuando el usuario selecciona 1 Smirnoff.</text:p>
      <text:p text:style-name="P13"><text:tab/>-Entonces el sistema informa “Debe logearse para poder comprar”.</text:p>
      <text:p text:style-name="P12"/>
      <text:p text:style-name="P14">(tendría que separarlos????)</text:p>
      <text:p text:style-name="P14"/>
      <text:p text:style-name="P15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31T12:39:39.257846900</meta:creation-date>
    <dc:date>2025-08-31T13:50:18.769502200</dc:date>
    <meta:editing-duration>PT10M12S</meta:editing-duration>
    <meta:editing-cycles>1</meta:editing-cycles>
    <meta:document-statistic meta:table-count="0" meta:image-count="0" meta:object-count="0" meta:page-count="3" meta:paragraph-count="74" meta:word-count="685" meta:character-count="4363" meta:non-whitespace-character-count="3697"/>
    <meta:generator>LibreOffice/25.2.5.2$Windows_X86_64 LibreOffice_project/03d19516eb2e1dd5d4ccd751a0d6f35f35e08022</meta:generator>
  </office:meta>
</office:document-meta>
</file>